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ing_20_2">
      <style:text-properties style:font-name="Calibri" fo:font-size="11pt" style:font-name-asian="Calibri1" style:font-size-asian="11pt" style:font-name-complex="F" style:font-size-complex="11pt"/>
    </style:style>
    <style:style style:name="P2" style:family="paragraph" style:parent-style-name="Heading_20_2" style:list-style-name="WWNum11"/>
    <style:style style:name="P3" style:family="paragraph" style:parent-style-name="Title">
      <style:paragraph-properties fo:text-align="center" style:justify-single-word="false"/>
    </style:style>
    <style:style style:name="P4" style:family="paragraph" style:parent-style-name="Title" style:master-page-name="Converted1">
      <style:paragraph-properties style:page-number="auto"/>
    </style:style>
    <style:style style:name="P5" style:family="paragraph" style:parent-style-name="Standard">
      <style:text-properties officeooo:rsid="00197797" officeooo:paragraph-rsid="00197797"/>
    </style:style>
    <style:style style:name="P6" style:family="paragraph" style:parent-style-name="Standard">
      <style:text-properties officeooo:rsid="00198063" officeooo:paragraph-rsid="00197797"/>
    </style:style>
    <style:style style:name="P7" style:family="paragraph" style:parent-style-name="Standard">
      <style:text-properties officeooo:rsid="00198063" officeooo:paragraph-rsid="00198063"/>
    </style:style>
    <style:style style:name="P8" style:family="paragraph" style:parent-style-name="Standard">
      <style:text-properties officeooo:rsid="001aa372" officeooo:paragraph-rsid="001aa372"/>
    </style:style>
    <style:style style:name="P9" style:family="paragraph" style:parent-style-name="Standard" style:master-page-name="First_20_Page">
      <style:paragraph-properties style:page-number="auto"/>
    </style:style>
    <style:style style:name="P10" style:family="paragraph" style:parent-style-name="Contents_20_1">
      <style:paragraph-properties>
        <style:tab-stops>
          <style:tab-stop style:position="0.776cm"/>
          <style:tab-stop style:position="15.984cm" style:type="right" style:leader-style="dotted" style:leader-text="."/>
        </style:tab-stops>
      </style:paragraph-properties>
    </style:style>
    <style:style style:name="P11" style:family="paragraph" style:parent-style-name="Heading_20_1" style:list-style-name="WWNum11"/>
    <style:style style:name="P12" style:family="paragraph" style:parent-style-name="Heading_20_1" style:list-style-name="WWNum5" style:master-page-name="Converted2">
      <style:paragraph-properties style:page-number="auto"/>
    </style:style>
    <style:style style:name="P13" style:family="paragraph" style:parent-style-name="Heading_20_1" style:list-style-name="WWNum5" style:master-page-name="Converted3">
      <style:paragraph-properties style:page-number="auto"/>
    </style:style>
    <style:style style:name="P14" style:family="paragraph" style:parent-style-name="Heading_20_1" style:list-style-name="WWNum11">
      <style:paragraph-properties fo:break-before="page"/>
    </style:style>
    <style:style style:name="P15" style:family="paragraph" style:parent-style-name="Heading_20_1" style:list-style-name="WWNum11" style:master-page-name="Converted4">
      <style:paragraph-properties style:page-number="auto"/>
    </style:style>
    <style:style style:name="P16" style:family="paragraph" style:parent-style-name="Footer">
      <style:paragraph-properties fo:text-align="center" style:justify-single-word="false"/>
    </style:style>
    <style:style style:name="P17" style:family="paragraph" style:parent-style-name="Contents_20_2">
      <style:paragraph-properties>
        <style:tab-stops>
          <style:tab-stop style:position="1.552cm"/>
          <style:tab-stop style:position="15.984cm" style:type="right" style:leader-style="dotted" style:leader-text="."/>
        </style:tab-stops>
      </style:paragraph-properties>
    </style:style>
    <style:style style:name="T1" style:family="text">
      <style:text-properties fo:font-size="18pt" officeooo:rsid="00197797" style:font-size-asian="18pt"/>
    </style:style>
    <style:style style:name="T2" style:family="text">
      <style:text-properties fo:font-size="14pt" style:font-size-asian="14pt"/>
    </style:style>
    <style:style style:name="T3" style:family="text">
      <style:text-properties fo:font-size="16pt" style:font-size-asian="16pt"/>
    </style:style>
    <style:style style:name="T4" style:family="text">
      <style:text-properties fo:font-size="16pt" officeooo:rsid="00197797" style:font-size-asian="16pt"/>
    </style:style>
    <style:style style:name="T5" style:family="text">
      <style:text-properties fo:text-transform="uppercase" fo:color="#5b9bd5"/>
    </style:style>
    <style:style style:name="T6" style:family="text">
      <style:text-properties fo:language="en" fo:country="US" style:font-name-asian="F"/>
    </style:style>
    <style:style style:name="T7" style:family="text">
      <style:text-properties text:display="true"/>
    </style:style>
    <style:style style:name="T8" style:family="text">
      <style:text-properties fo:font-weight="bold" style:font-weight-asian="bold"/>
    </style:style>
    <style:style style:name="T9" style:family="text">
      <style:text-properties officeooo:rsid="00197797"/>
    </style:style>
    <style:style style:name="T10" style:family="text">
      <style:text-properties officeooo:rsid="00198063"/>
    </style:style>
    <style:style style:name="T11" style:family="text">
      <style:text-properties officeooo:rsid="001aa372"/>
    </style:style>
    <style:style style:name="T12" style:family="text">
      <style:text-properties officeooo:rsid="001b1000"/>
    </style:style>
    <style:style style:name="T13" style:family="text">
      <style:text-properties officeooo:rsid="001b4453"/>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Tarek KUNZE</text:span></text:p>
      <text:p text:style-name="Standard"><text:span text:style-name="T2">L2 Info</text:span></text:p>
      <text:p text:style-name="Standard"/>
      <text:p text:style-name="Standard"/>
      <text:p text:style-name="Standard"/>
      <text:p text:style-name="Standard"/>
      <text:p text:style-name="Standard"/>
      <text:p text:style-name="Standard"/>
      <text:p text:style-name="Standard"/>
      <text:p text:style-name="P3">Evaluation préliminaire de l’efficacité et de l’efficience de l’applic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3">Date : </text:span><text:span text:style-name="T4">6 novembre 2019</text:span></text:p>
      <text:p text:style-name="Standard"/>
      <text:p text:style-name="P4">Table des matières</text:p>
      <text:p text:style-name="TOC_20_Heading">Table des matières</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Toc23750129" text:style-name="Index_20_Link" text:visited-style-name="Index_20_Link">1.</text:a><text:a xlink:type="simple" xlink:href="#_Toc23750129" text:style-name="Index_20_Link" text:visited-style-name="Index_20_Link"><text:span text:style-name="T6"><text:tab/></text:span></text:a><text:a xlink:type="simple" xlink:href="#_Toc23750129" text:style-name="Index_20_Link" text:visited-style-name="Index_20_Link">Introduction</text:a><text:a xlink:type="simple" xlink:href="#_Toc23750129" text:style-name="Index_20_Link" text:visited-style-name="Index_20_Link"><text:span text:style-name="T7"><text:tab/>3</text:span></text:a></text:p>
          <text:p text:style-name="P10"><text:a xlink:type="simple" xlink:href="#_Toc23750130" text:style-name="Index_20_Link" text:visited-style-name="Index_20_Link">2.</text:a><text:a xlink:type="simple" xlink:href="#_Toc23750130" text:style-name="Index_20_Link" text:visited-style-name="Index_20_Link"><text:span text:style-name="T6"><text:tab/></text:span></text:a><text:a xlink:type="simple" xlink:href="#_Toc23750130" text:style-name="Index_20_Link" text:visited-style-name="Index_20_Link">Objectifs principaux de l’application et tâches principales des utilisateurs</text:a><text:a xlink:type="simple" xlink:href="#_Toc23750130" text:style-name="Index_20_Link" text:visited-style-name="Index_20_Link"><text:span text:style-name="T7"><text:tab/>4</text:span></text:a></text:p>
          <text:p text:style-name="P17"><text:a xlink:type="simple" xlink:href="#_Toc23750131" text:style-name="Index_20_Link" text:visited-style-name="Index_20_Link">1.1.</text:a><text:a xlink:type="simple" xlink:href="#_Toc23750131" text:style-name="Index_20_Link" text:visited-style-name="Index_20_Link"><text:span text:style-name="T6"><text:tab/></text:span></text:a><text:a xlink:type="simple" xlink:href="#_Toc23750131" text:style-name="Index_20_Link" text:visited-style-name="Index_20_Link">Rôles</text:a><text:a xlink:type="simple" xlink:href="#_Toc23750131" text:style-name="Index_20_Link" text:visited-style-name="Index_20_Link"><text:span text:style-name="T7"><text:tab/>4</text:span></text:a></text:p>
          <text:p text:style-name="P17"><text:a xlink:type="simple" xlink:href="#_Toc23750132" text:style-name="Index_20_Link" text:visited-style-name="Index_20_Link">1.2.</text:a><text:a xlink:type="simple" xlink:href="#_Toc23750132" text:style-name="Index_20_Link" text:visited-style-name="Index_20_Link"><text:span text:style-name="T6"><text:tab/></text:span></text:a><text:a xlink:type="simple" xlink:href="#_Toc23750132" text:style-name="Index_20_Link" text:visited-style-name="Index_20_Link">Objectifs de l’application pour un utilisateur acheteur</text:a><text:a xlink:type="simple" xlink:href="#_Toc23750132" text:style-name="Index_20_Link" text:visited-style-name="Index_20_Link"><text:span text:style-name="T7"><text:tab/>4</text:span></text:a></text:p>
          <text:p text:style-name="P17"><text:a xlink:type="simple" xlink:href="#_Toc23750133" text:style-name="Index_20_Link" text:visited-style-name="Index_20_Link">1.3.</text:a><text:a xlink:type="simple" xlink:href="#_Toc23750133" text:style-name="Index_20_Link" text:visited-style-name="Index_20_Link"><text:span text:style-name="T6"><text:tab/></text:span></text:a><text:a xlink:type="simple" xlink:href="#_Toc23750133" text:style-name="Index_20_Link" text:visited-style-name="Index_20_Link">Objectifs de l’application pour un utilisateur vendeur</text:a><text:a xlink:type="simple" xlink:href="#_Toc23750133" text:style-name="Index_20_Link" text:visited-style-name="Index_20_Link"><text:span text:style-name="T7"><text:tab/>4</text:span></text:a></text:p>
          <text:p text:style-name="P17"><text:a xlink:type="simple" xlink:href="#_Toc23750134" text:style-name="Index_20_Link" text:visited-style-name="Index_20_Link">1.4.</text:a><text:a xlink:type="simple" xlink:href="#_Toc23750134" text:style-name="Index_20_Link" text:visited-style-name="Index_20_Link"><text:span text:style-name="T6"><text:tab/></text:span></text:a><text:a xlink:type="simple" xlink:href="#_Toc23750134" text:style-name="Index_20_Link" text:visited-style-name="Index_20_Link">Tâches de l’utilisateur acheteur</text:a><text:a xlink:type="simple" xlink:href="#_Toc23750134" text:style-name="Index_20_Link" text:visited-style-name="Index_20_Link"><text:span text:style-name="T7"><text:tab/>4</text:span></text:a></text:p>
          <text:p text:style-name="P17"><text:a xlink:type="simple" xlink:href="#_Toc23750135" text:style-name="Index_20_Link" text:visited-style-name="Index_20_Link">1.5.</text:a><text:a xlink:type="simple" xlink:href="#_Toc23750135" text:style-name="Index_20_Link" text:visited-style-name="Index_20_Link"><text:span text:style-name="T6"><text:tab/></text:span></text:a><text:a xlink:type="simple" xlink:href="#_Toc23750135" text:style-name="Index_20_Link" text:visited-style-name="Index_20_Link">Tâches de l’utilisateur vendeur</text:a><text:a xlink:type="simple" xlink:href="#_Toc23750135" text:style-name="Index_20_Link" text:visited-style-name="Index_20_Link"><text:span text:style-name="T7"><text:tab/>4</text:span></text:a></text:p>
          <text:p text:style-name="P10"><text:a xlink:type="simple" xlink:href="#_Toc23750136" text:style-name="Index_20_Link" text:visited-style-name="Index_20_Link">2.</text:a><text:a xlink:type="simple" xlink:href="#_Toc23750136" text:style-name="Index_20_Link" text:visited-style-name="Index_20_Link"><text:span text:style-name="T6"><text:tab/></text:span></text:a><text:a xlink:type="simple" xlink:href="#_Toc23750136" text:style-name="Index_20_Link" text:visited-style-name="Index_20_Link">Procédure d’évaluation préliminaire</text:a><text:a xlink:type="simple" xlink:href="#_Toc23750136" text:style-name="Index_20_Link" text:visited-style-name="Index_20_Link"><text:span text:style-name="T7"><text:tab/>5</text:span></text:a></text:p>
          <text:p text:style-name="P17"><text:a xlink:type="simple" xlink:href="#_Toc23750137" text:style-name="Index_20_Link" text:visited-style-name="Index_20_Link">2.1.</text:a><text:a xlink:type="simple" xlink:href="#_Toc23750137" text:style-name="Index_20_Link" text:visited-style-name="Index_20_Link"><text:span text:style-name="T6"><text:tab/></text:span></text:a><text:a xlink:type="simple" xlink:href="#_Toc23750137" text:style-name="Index_20_Link" text:visited-style-name="Index_20_Link">Description des scénarios utilisés pour l’évaluation pour un utilisateur acheteur</text:a><text:a xlink:type="simple" xlink:href="#_Toc23750137" text:style-name="Index_20_Link" text:visited-style-name="Index_20_Link"><text:span text:style-name="T7"><text:tab/>5</text:span></text:a></text:p>
          <text:p text:style-name="P17"><text:a xlink:type="simple" xlink:href="#_Toc23750138" text:style-name="Index_20_Link" text:visited-style-name="Index_20_Link">2.2.</text:a><text:a xlink:type="simple" xlink:href="#_Toc23750138" text:style-name="Index_20_Link" text:visited-style-name="Index_20_Link"><text:span text:style-name="T6"><text:tab/></text:span></text:a><text:a xlink:type="simple" xlink:href="#_Toc23750138" text:style-name="Index_20_Link" text:visited-style-name="Index_20_Link">Description des scénarios utilisés pour l’évaluation pour un utilisateur vendeur</text:a><text:a xlink:type="simple" xlink:href="#_Toc23750138" text:style-name="Index_20_Link" text:visited-style-name="Index_20_Link"><text:span text:style-name="T7"><text:tab/>5</text:span></text:a></text:p>
          <text:p text:style-name="P10"><text:a xlink:type="simple" xlink:href="#_Toc23750139" text:style-name="Index_20_Link" text:visited-style-name="Index_20_Link">3.</text:a><text:a xlink:type="simple" xlink:href="#_Toc23750139" text:style-name="Index_20_Link" text:visited-style-name="Index_20_Link"><text:span text:style-name="T6"><text:tab/></text:span></text:a><text:a xlink:type="simple" xlink:href="#_Toc23750139" text:style-name="Index_20_Link" text:visited-style-name="Index_20_Link">Résultats de l’évaluation préliminaire du prototype moyenne-fidélité</text:a><text:a xlink:type="simple" xlink:href="#_Toc23750139" text:style-name="Index_20_Link" text:visited-style-name="Index_20_Link"><text:span text:style-name="T7"><text:tab/>5</text:span></text:a></text:p>
          <text:p text:style-name="P17"><text:a xlink:type="simple" xlink:href="#_Toc23750140" text:style-name="Index_20_Link" text:visited-style-name="Index_20_Link">3.1.</text:a><text:a xlink:type="simple" xlink:href="#_Toc23750140" text:style-name="Index_20_Link" text:visited-style-name="Index_20_Link"><text:span text:style-name="T6"><text:tab/></text:span></text:a><text:a xlink:type="simple" xlink:href="#_Toc23750140" text:style-name="Index_20_Link" text:visited-style-name="Index_20_Link">Résultats de l’estimation prédictive du critère « Effectiveness » pour le prototype de l’application pour un utilisateur acheteur</text:a><text:a xlink:type="simple" xlink:href="#_Toc23750140" text:style-name="Index_20_Link" text:visited-style-name="Index_20_Link"><text:span text:style-name="T7"><text:tab/>5</text:span></text:a></text:p>
          <text:p text:style-name="P17"><text:a xlink:type="simple" xlink:href="#_Toc23750141" text:style-name="Index_20_Link" text:visited-style-name="Index_20_Link">3.2.</text:a><text:a xlink:type="simple" xlink:href="#_Toc23750141" text:style-name="Index_20_Link" text:visited-style-name="Index_20_Link"><text:span text:style-name="T6"><text:tab/></text:span></text:a><text:a xlink:type="simple" xlink:href="#_Toc23750141" text:style-name="Index_20_Link" text:visited-style-name="Index_20_Link">Résultats de l’estimation prédictive du critère « Efficiency » pour le prototype de l’application pour un utilisateur acheteur</text:a><text:a xlink:type="simple" xlink:href="#_Toc23750141" text:style-name="Index_20_Link" text:visited-style-name="Index_20_Link"><text:span text:style-name="T7"><text:tab/>5</text:span></text:a></text:p>
          <text:p text:style-name="P17"><text:a xlink:type="simple" xlink:href="#_Toc23750142" text:style-name="Index_20_Link" text:visited-style-name="Index_20_Link">3.3.</text:a><text:a xlink:type="simple" xlink:href="#_Toc23750142" text:style-name="Index_20_Link" text:visited-style-name="Index_20_Link"><text:span text:style-name="T6"><text:tab/></text:span></text:a><text:a xlink:type="simple" xlink:href="#_Toc23750142" text:style-name="Index_20_Link" text:visited-style-name="Index_20_Link">Résultats de l’estimation prédictive du critère « Effectiveness » pour le prototype de l’application pour un utilisateur vendeur</text:a><text:a xlink:type="simple" xlink:href="#_Toc23750142" text:style-name="Index_20_Link" text:visited-style-name="Index_20_Link"><text:span text:style-name="T7"><text:tab/>5</text:span></text:a></text:p>
          <text:p text:style-name="P17"><text:a xlink:type="simple" xlink:href="#_Toc23750143" text:style-name="Index_20_Link" text:visited-style-name="Index_20_Link">3.4.</text:a><text:a xlink:type="simple" xlink:href="#_Toc23750143" text:style-name="Index_20_Link" text:visited-style-name="Index_20_Link"><text:span text:style-name="T6"><text:tab/></text:span></text:a><text:a xlink:type="simple" xlink:href="#_Toc23750143" text:style-name="Index_20_Link" text:visited-style-name="Index_20_Link">Résultats de l’estimation prédictive du critère « Efficiency » pour le prototype de l’application pour un utilisateur vendeur</text:a><text:a xlink:type="simple" xlink:href="#_Toc23750143" text:style-name="Index_20_Link" text:visited-style-name="Index_20_Link"><text:span text:style-name="T7"><text:tab/>5</text:span></text:a></text:p>
          <text:p text:style-name="P10"><text:a xlink:type="simple" xlink:href="#_Toc23750144" text:style-name="Index_20_Link" text:visited-style-name="Index_20_Link">4.</text:a><text:a xlink:type="simple" xlink:href="#_Toc23750144" text:style-name="Index_20_Link" text:visited-style-name="Index_20_Link"><text:span text:style-name="T6"><text:tab/></text:span></text:a><text:a xlink:type="simple" xlink:href="#_Toc23750144" text:style-name="Index_20_Link" text:visited-style-name="Index_20_Link">Analyse de résultats et proposition de modifications</text:a><text:a xlink:type="simple" xlink:href="#_Toc23750144" text:style-name="Index_20_Link" text:visited-style-name="Index_20_Link"><text:span text:style-name="T7"><text:tab/>6</text:span></text:a></text:p>
          <text:p text:style-name="P10"><text:a xlink:type="simple" xlink:href="#_Toc23750145" text:style-name="Index_20_Link" text:visited-style-name="Index_20_Link">5.</text:a><text:a xlink:type="simple" xlink:href="#_Toc23750145" text:style-name="Index_20_Link" text:visited-style-name="Index_20_Link"><text:span text:style-name="T6"><text:tab/></text:span></text:a><text:a xlink:type="simple" xlink:href="#_Toc23750145" text:style-name="Index_20_Link" text:visited-style-name="Index_20_Link">Conclusion</text:a><text:a xlink:type="simple" xlink:href="#_Toc23750145" text:style-name="Index_20_Link" text:visited-style-name="Index_20_Link"><text:span text:style-name="T7"><text:tab/>6</text:span></text:a></text:p>
          <text:p text:style-name="Standard"/>
        </text:index-body>
      </text:table-of-content>
      <text:p text:style-name="Standard"/>
      <text:p text:style-name="Standard"/>
      <text:p text:style-name="Standard"/>
      <text:p text:style-name="Standard"/>
      <text:list xml:id="list1482513088" text:style-name="WWNum5">
        <text:list-item>
          <text:h text:style-name="P12" text:outline-level="1"><text:bookmark-start text:name="_Toc23750129"/>Introduction<text:bookmark-end text:name="_Toc23750129"/></text:h>
        </text:list-item>
      </text:list>
      <text:p text:style-name="Standard"/>
      <text:p text:style-name="Standard"><text:span text:style-name="T9"># </text:span>Présentation générale du contenu du document.</text:p>
      <text:p text:style-name="P5">Ce document comporte l’évaluation de site web de prêt à porter du point de vu du vendeur et de l’acheteur. Ce document essaye de trouver et de présenter les différentes failles et points positif de l’application dans une optique d’amélioration de celle-ci.</text:p>
      <text:p text:style-name="P5"/>
      <text:p text:style-name="Standard"><text:span text:style-name="T9"># </text:span>Présentation de la structure du document.</text:p>
      <text:p text:style-name="P5">Rôle, objectifs <text:s/>et taches</text:p>
      <text:p text:style-name="P5">les scénarios utilisés, estimation prédictive du critère de l’effectiveness et de efficiency pour chaque rôle.</text:p>
      <text:p text:style-name="P6">Analyse des résultats obtenu et proposition de modification.</text:p>
      <text:p text:style-name="P7">Conclu</text:p>
      <text:p text:style-name="Standard"/>
      <text:p text:style-name="Standard"/>
      <text:list xml:id="list152612743155190" text:continue-numbering="true" text:style-name="WWNum5">
        <text:list-item>
          <text:h text:style-name="P13" text:outline-level="1"><text:bookmark-start text:name="_Toc23750130"/>Objectifs principaux de l’application et tâches principales des utilisateurs<text:bookmark-end text:name="_Toc23750130"/></text:h>
        </text:list-item>
      </text:list>
      <text:h text:style-name="P1" text:outline-level="2"/>
      <text:list xml:id="list4124627128" text:style-name="WWNum11">
        <text:list-item>
          <text:list>
            <text:list-item>
              <text:h text:style-name="P2" text:outline-level="2"><text:bookmark-start text:name="_Toc23750131"/>Rôles<text:bookmark-end text:name="_Toc23750131"/></text:h>
            </text:list-item>
          </text:list>
        </text:list-item>
      </text:list>
      <text:p text:style-name="P7">Les deux rôles présent sur la plateforme sont complémentaires, les vendeurs permettent aux acheteurs d’avoir à disposition des articles qu’ils peuvent acheter et les acheteurs permettent au vendeur de vendre leur article de prêt à porter.</text:p>
      <text:list xml:id="list152613498509440" text:continue-numbering="true" text:style-name="WWNum11">
        <text:list-item>
          <text:list>
            <text:list-item>
              <text:h text:style-name="P2" text:outline-level="2"><text:bookmark-start text:name="_Toc23750132"/>Objectifs de l’application pour un utilisateur acheteur<text:bookmark-end text:name="_Toc23750132"/></text:h>
            </text:list-item>
          </text:list>
        </text:list-item>
      </text:list>
      <text:p text:style-name="Standard"><text:span text:style-name="T10"># </text:span>Buts principaux de l’utilisateur acheteur (par exemple : « acheter un vêtement », « trouver un accessoire de prêt à porter à offrir »)</text:p>
      <text:p text:style-name="P7">Les buts principaux de l’utilisateur acheteur et de pouvoir visualiser les articles qu’il a disposition qu’elles que soit ses intentions. Il peut ainsi acheter <text:span text:style-name="T11">les </text:span>différents articles <text:span text:style-name="T11">qu’il souhaite qu’il soit connecter ou pas. Le compte permet de faciliter les futurs achat et de garder une trace de ses achats passés.</text:span></text:p>
      <text:list xml:id="list152613653738304" text:continue-numbering="true" text:style-name="WWNum11">
        <text:list-item>
          <text:list>
            <text:list-item>
              <text:h text:style-name="P2" text:outline-level="2"><text:bookmark-start text:name="_Toc23750133"/>Objectifs de l’application pour un utilisateur vendeur<text:bookmark-end text:name="_Toc23750133"/></text:h>
            </text:list-item>
          </text:list>
        </text:list-item>
      </text:list>
      <text:p text:style-name="P8">Les buts principaux de l’utilisateur vendeur et de pouvoir mettre en ligne autant d’articles qu’il souhaite vendre et d’avoir accès a son espaces lui permettant de garder un aperçu de ses ventes en cours et passées.</text:p>
      <text:p text:style-name="Standard"/>
      <text:list xml:id="list152614498541268" text:continue-numbering="true" text:style-name="WWNum11">
        <text:list-item>
          <text:list>
            <text:list-item>
              <text:h text:style-name="P2" text:outline-level="2"><text:bookmark-start text:name="_Toc23750134"/>Tâches de l’utilisateur acheteur<text:bookmark-end text:name="_Toc23750134"/></text:h>
            </text:list-item>
          </text:list>
        </text:list-item>
      </text:list>
      <text:p text:style-name="Standard"><text:span text:style-name="T12"># </text:span>Sous-buts et tâches attendues (par exemple : « Chercher un vêtement », « fournir des informations sur le vêtement recherché »), et actions que les utilisateurs doivent pouvoir effectuer avec l’application (par exemple : « saisir la marque », « saisir la couleur »).</text:p>
      <text:p text:style-name="Standard">- <text:span text:style-name="T12">Chercher un article par nom : donner une description un prix et un nom au articles recherchés.</text:span></text:p>
      <text:p text:style-name="Standard">- <text:span text:style-name="T13">Chercher un article par type de vêtements, par marque, par taille, </text:span></text:p>
      <text:list xml:id="list152613759486731" text:continue-numbering="true" text:style-name="WWNum11">
        <text:list-item>
          <text:list>
            <text:list-item>
              <text:h text:style-name="P2" text:outline-level="2"><text:bookmark-start text:name="_Toc23750135"/>Tâches de l’utilisateur vendeur<text:bookmark-end text:name="_Toc23750135"/></text:h>
            </text:list-item>
          </text:list>
        </text:list-item>
      </text:list>
      <text:p text:style-name="Standard">Sous-buts et tâches attendues, et actions que les utilisateurs doivent pouvoir effectuer avec l’application</text:p>
      <text:p text:style-name="Standard"/>
      <text:list xml:id="list152614570814643" text:continue-numbering="true" text:style-name="WWNum11">
        <text:list-item>
          <text:h text:style-name="P15" text:outline-level="1"><text:bookmark-start text:name="_Toc23750136"/>Procédure d’évaluation préliminaire<text:bookmark-end text:name="_Toc23750136"/></text:h>
          <text:list>
            <text:list-item>
              <text:h text:style-name="P2" text:outline-level="2"><text:bookmark-start text:name="_Toc23750137"/>Description des scénarios utilisés pour l’évaluation pour un utilisateur acheteur<text:bookmark-end text:name="_Toc23750137"/></text:h>
            </text:list-item>
          </text:list>
        </text:list-item>
      </text:list>
      <text:p text:style-name="Standard">Récapitulatif des scénarios produits lors du recueil des besoins et de la simulation du prototype avec des utilisateurs. Pour chaque scénario, précisez le titre et la description.</text:p>
      <text:list xml:id="list152613296952112" text:continue-numbering="true" text:style-name="WWNum11">
        <text:list-item>
          <text:list>
            <text:list-item>
              <text:h text:style-name="P2" text:outline-level="2"><text:bookmark-start text:name="_Toc23750138"/>Description des scénarios utilisés pour l’évaluation pour un utilisateur vendeur<text:bookmark-end text:name="_Toc23750138"/></text:h>
            </text:list-item>
          </text:list>
        </text:list-item>
      </text:list>
      <text:p text:style-name="Standard">Récapitulatif des scénarios produits lors du recueil des besoins et de la simulation du prototype avec des utilisateurs. Pour chaque scénario, précisez le titre et la description.</text:p>
      <text:p text:style-name="Standard"/>
      <text:list xml:id="list152614385818389" text:continue-numbering="true" text:style-name="WWNum11">
        <text:list-item>
          <text:h text:style-name="P11" text:outline-level="1"><text:bookmark-start text:name="_Toc23750139"/>Résultats de l’évaluation préliminaire du prototype moyenne-fidélité<text:bookmark-end text:name="_Toc23750139"/></text:h>
        </text:list-item>
      </text:list>
      <text:p text:style-name="Standard"/>
      <text:list xml:id="list152613878715148" text:continue-numbering="true" text:style-name="WWNum11">
        <text:list-item>
          <text:list>
            <text:list-item>
              <text:h text:style-name="P2" text:outline-level="2"><text:bookmark-start text:name="_Toc23750140"/>Résultats de l’estimation prédictive du critère « Effectiveness » pour le prototype de l’application pour un utilisateur acheteur<text:bookmark-end text:name="_Toc23750140"/></text:h>
            </text:list-item>
          </text:list>
        </text:list-item>
      </text:list>
      <text:p text:style-name="Standard">Présentation de la synthèse du calcul du critère « Effectiveness » lors de l’exécution des scénarios. Utiliser le tableau de synthèse proposé pendant la séance de TP4 (un tableau par scénario).</text:p>
      <text:p text:style-name="Standard"/>
      <text:list xml:id="list152613339843184" text:continue-numbering="true" text:style-name="WWNum11">
        <text:list-item>
          <text:list>
            <text:list-item>
              <text:h text:style-name="P2" text:outline-level="2"><text:bookmark-start text:name="_Toc23750141"/>Résultats de l’estimation prédictive du critère « Efficiency » pour le prototype de l’application pour un utilisateur acheteur<text:bookmark-end text:name="_Toc23750141"/></text:h>
            </text:list-item>
          </text:list>
        </text:list-item>
      </text:list>
      <text:p text:style-name="Standard">Présentation de la synthèse de la mesure du critère « Efficiency » lors de l’exécution des scénarios. Utiliser les tableaux de synthèse proposés utilisée pendant la séance de TP4 (un tableau par type d’estimation et par scénario).</text:p>
      <text:p text:style-name="Standard"/>
      <text:list xml:id="list152613593687941" text:continue-numbering="true" text:style-name="WWNum11">
        <text:list-item>
          <text:list>
            <text:list-item>
              <text:h text:style-name="P2" text:outline-level="2"><text:bookmark-start text:name="_Toc23750142"/>Résultats de l’estimation prédictive du critère « Effectiveness » pour le prototype de l’application pour un utilisateur vendeur<text:bookmark-end text:name="_Toc23750142"/></text:h>
            </text:list-item>
          </text:list>
        </text:list-item>
      </text:list>
      <text:p text:style-name="Standard">Présentation de la synthèse du calcul du critère « Effectiveness » lors de l’exécution des scénarios. Utiliser le tableau de synthèse proposé pendant la séance de TP4 (un tableau par scénario).</text:p>
      <text:p text:style-name="Standard"/>
      <text:list xml:id="list152614579548369" text:continue-numbering="true" text:style-name="WWNum11">
        <text:list-item>
          <text:list>
            <text:list-item>
              <text:h text:style-name="P2" text:outline-level="2"><text:bookmark-start text:name="_Toc23750143"/>Résultats de l’estimation prédictive du critère « Efficiency » pour le prototype de l’application pour un utilisateur vendeur<text:bookmark-end text:name="_Toc23750143"/></text:h>
            </text:list-item>
          </text:list>
        </text:list-item>
      </text:list>
      <text:p text:style-name="Standard">Présentation de la synthèse de la mesure du critère « Efficiency » lors de l’exécution des scénarios. Utiliser les tableaux de synthèse proposés utilisée pendant la séance de TP4 (un tableau par type d’estimation et par scénario).</text:p>
      <text:p text:style-name="Standard"><text:soft-page-break/></text:p>
      <text:list xml:id="list152613200222605" text:continue-numbering="true" text:style-name="WWNum11">
        <text:list-item>
          <text:h text:style-name="P14" text:outline-level="1"><text:bookmark-start text:name="_Toc23750144"/>Analyse de résultats et proposition de modifications<text:bookmark-end text:name="_Toc23750144"/></text:h>
        </text:list-item>
      </text:list>
      <text:p text:style-name="Standard">Expliquer dans quelle mesure les critères d’utilisabilité des prototypes moyenne-fidélité ont été remplis (pourcentage des tâches couvertes, liste des tâches non couvertes).</text:p>
      <text:p text:style-name="Standard">Proposer une liste de pistes d’améliorations pour le prototype haute-fidélité</text:p>
      <text:p text:style-name="Standard"><text:span text:style-name="T8">Optionnel - 3 points bonus</text:span> - Ajouter des photos et/ou captures d’écrans d’une nouvelle version du proto BF ou M<text:bookmark text:name="_GoBack"/>F qui prend en compte les pistes d’amélioration</text:p>
      <text:list xml:id="list152613745545864" text:continue-numbering="true" text:style-name="WWNum11">
        <text:list-item>
          <text:h text:style-name="P11" text:outline-level="1"><text:bookmark-start text:name="_Toc23750145"/>Conclusion<text:bookmark-end text:name="_Toc23750145"/></text:h>
        </text:list-item>
      </text:list>
      <text:p text:style-name="Standard"/>
      <text:p text:style-name="Standard">Résumé synthétique des points forts de l’application en termes d’efficacité et d’efficience.</text:p>
      <text:p text:style-name="Standard">Résumé synthétique des points à améliorer et des modifications à envisag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style:font-name="Calibri Light" fo:font-family="'Calibri Light'"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OC_20_Heading" style:display-name="TOC Heading" style:family="paragraph" style:parent-style-name="Heading_20_1" style:next-style-name="Standard" style:default-outline-level="">
      <style:text-properties style:language-asian="fr" style:country-asian="FR"/>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Titre_20_1_20_Car" style:display-name="Titre 1 C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re_20_2_20_Car" style:display-name="Titre 2 Car" style:family="text" style:parent-style-name="Default_20_Paragraph_20_Font">
      <style:text-properties style:font-name="Calibri Light" fo:font-family="'Calibri Light'"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646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408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4.29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5.186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6.0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96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853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86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prefix="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text-transform="uppercase" fo:color="#5b9bd5"/>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page-number text:select-page="current">2</text:page-number></text:span></text:p>
        <text:p text:style-name="Footer"/>
      </style:footer>
    </style:master-page>
    <style:master-page style:name="First_20_Page" style:display-name="First Page" style:page-layout-name="Mpm2" style:next-style-name="Standard"/>
    <style:master-page style:name="Converted1" style:page-layout-name="Mpm1">
      <style:footer>
        <text:p text:style-name="MP1"><text:span text:style-name="MT1"><text:page-number text:select-page="current">2</text:page-number></text:span></text:p>
        <text:p text:style-name="Footer"/>
      </style:footer>
    </style:master-page>
    <style:master-page style:name="Converted2" style:page-layout-name="Mpm1">
      <style:footer>
        <text:p text:style-name="MP1"><text:span text:style-name="MT1"><text:page-number text:select-page="current">3</text:page-number></text:span></text:p>
        <text:p text:style-name="Footer"/>
      </style:footer>
    </style:master-page>
    <style:master-page style:name="Converted3" style:page-layout-name="Mpm1">
      <style:footer>
        <text:p text:style-name="MP1"><text:span text:style-name="MT1"><text:page-number text:select-page="current">4</text:page-number></text:span></text:p>
        <text:p text:style-name="Footer"/>
      </style:footer>
    </style:master-page>
    <style:master-page style:name="Converted4" style:page-layout-name="Mpm1">
      <style:footer>
        <text:p text:style-name="MP1"><text:span text:style-name="MT1"><text:page-number text:select-page="current">7</text:page-number></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élia Martinie</meta:initial-creator>
    <meta:editing-cycles>33</meta:editing-cycles>
    <meta:creation-date>2018-09-19T09:45:00</meta:creation-date>
    <dc:date>2019-11-06T15:26:09.732925788</dc:date>
    <meta:editing-duration>PT1H3M10S</meta:editing-duration>
    <meta:generator>LibreOffice/5.4.7.2$Linux_X86_64 LibreOffice_project/40$Build-2</meta:generator>
    <meta:document-statistic meta:table-count="0" meta:image-count="0" meta:object-count="0" meta:page-count="7" meta:paragraph-count="71" meta:word-count="959" meta:character-count="6291" meta:non-whitespace-character-count="541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